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BubbleSort</text:p>
          </table:table-cell>
          <table:table-cell table:style-name="ce1" office:value-type="string" calcext:value-type="string">
            <text:p>Tempo (segundos)</text:p>
          </table:table-cell>
          <table:table-cell table:style-name="ce1"/>
          <table:table-cell/>
          <table:table-cell office:value-type="string" calcext:value-type="string">
            <text:p>SelectionSort</text:p>
          </table:table-cell>
          <table:table-cell table:style-name="ce1" office:value-type="string" calcext:value-type="string">
            <text:p>Tempo (segundos)</text:p>
          </table:table-cell>
          <table:table-cell table:style-name="ce1"/>
          <table:table-cell/>
          <table:table-cell office:value-type="string" calcext:value-type="string">
            <text:p>QuickSort</text:p>
          </table:table-cell>
          <table:table-cell table:style-name="ce1" office:value-type="string" calcext:value-type="string">
            <text:p>Tempo (segundos)</text:p>
          </table:table-cell>
          <table:table-cell table:style-name="ce1"/>
        </table:table-row>
        <table:table-row table:style-name="ro1">
          <table:table-cell office:value-type="string" calcext:value-type="string">
            <text:p>Vetor[TAM]:</text:p>
          </table:table-cell>
          <table:table-cell office:value-type="string" calcext:value-type="string">
            <text:p>PC x86_64</text:p>
          </table:table-cell>
          <table:table-cell office:value-type="string" calcext:value-type="string">
            <text:p>BBB x86_64</text:p>
          </table:table-cell>
          <table:table-cell/>
          <table:table-cell office:value-type="string" calcext:value-type="string">
            <text:p>Vetor[TAM]:</text:p>
          </table:table-cell>
          <table:table-cell office:value-type="string" calcext:value-type="string">
            <text:p>PC x86_64</text:p>
          </table:table-cell>
          <table:table-cell office:value-type="string" calcext:value-type="string">
            <text:p>BBB x86_64</text:p>
          </table:table-cell>
          <table:table-cell/>
          <table:table-cell office:value-type="string" calcext:value-type="string">
            <text:p>Vetor[TAM]:</text:p>
          </table:table-cell>
          <table:table-cell office:value-type="string" calcext:value-type="string">
            <text:p>PC x86_64</text:p>
          </table:table-cell>
          <table:table-cell office:value-type="string" calcext:value-type="string">
            <text:p>BBB x86_64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table:number-columns-repeated="9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5000" calcext:value-type="float">
            <text:p>35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5000" calcext:value-type="float">
            <text:p>35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45000" calcext:value-type="float">
            <text:p>45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5000" calcext:value-type="float">
            <text:p>45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55000" calcext:value-type="float">
            <text:p>55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5000" calcext:value-type="float">
            <text:p>55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65000" calcext:value-type="float">
            <text:p>65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5000" calcext:value-type="float">
            <text:p>6500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70000" calcext:value-type="float">
            <text:p>7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0000" calcext:value-type="float">
            <text:p>7000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75000" calcext:value-type="float">
            <text:p>75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5000" calcext:value-type="float">
            <text:p>7500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80000" calcext:value-type="float">
            <text:p>8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0000" calcext:value-type="float">
            <text:p>8000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85000" calcext:value-type="float">
            <text:p>85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5000" calcext:value-type="float">
            <text:p>8500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90000" calcext:value-type="float">
            <text:p>9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0000" calcext:value-type="float">
            <text:p>9000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95000" calcext:value-type="float">
            <text:p>95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5000" calcext:value-type="float">
            <text:p>95000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01" calcext:value-type="float">
            <text:p>101</text:p>
          </table:table-cell>
          <table:table-cell office:value-type="float" office:value="1898" calcext:value-type="float">
            <text:p>1898</text:p>
          </table:table-cell>
          <table:table-cell/>
          <table:table-cell office:value-type="float" office:value="100000" calcext:value-type="float">
            <text:p>1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22" calcext:value-type="float">
            <text:p>22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48" calcext:value-type="float">
            <text:p>248</text:p>
          </table:table-cell>
          <table:table-cell table:number-columns-repeated="2"/>
          <table:table-cell office:value-type="float" office:value="200000" calcext:value-type="float">
            <text:p>20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0000" calcext:value-type="float">
            <text:p>200000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570" calcext:value-type="float">
            <text:p>570</text:p>
          </table:table-cell>
          <table:table-cell table:number-columns-repeated="2"/>
          <table:table-cell office:value-type="float" office:value="300000" calcext:value-type="float">
            <text:p>30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00000" calcext:value-type="float">
            <text:p>300000</text:p>
          </table:table-cell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1025" calcext:value-type="float">
            <text:p>1025</text:p>
          </table:table-cell>
          <table:table-cell table:number-columns-repeated="2"/>
          <table:table-cell office:value-type="float" office:value="400000" calcext:value-type="float">
            <text:p>40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00000" calcext:value-type="float">
            <text:p>400000</text:p>
          </table:table-cell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1627" calcext:value-type="float">
            <text:p>1627</text:p>
          </table:table-cell>
          <table:table-cell table:number-columns-repeated="2"/>
          <table:table-cell office:value-type="float" office:value="500000" calcext:value-type="float">
            <text:p>50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00000" calcext:value-type="float">
            <text:p>500000</text:p>
          </table:table-cell>
          <table:table-cell office:value-type="float" office:value="369" calcext:value-type="float">
            <text:p>36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ra Nobre</meta:initial-creator>
    <meta:creation-date>2016-03-05T22:44:01.140615791</meta:creation-date>
    <dc:date>2016-03-07T00:42:54.364474127</dc:date>
    <dc:creator>Clara Nobre</dc:creator>
    <meta:editing-duration>P1DT1H46M22S</meta:editing-duration>
    <meta:editing-cycles>8</meta:editing-cycles>
    <meta:generator>LibreOffice/4.2.8.2$Linux_X86_64 LibreOffice_project/420m0$Build-2</meta:generator>
    <meta:document-statistic meta:table-count="1" meta:cell-count="163" meta:object-count="0"/>
  </office:meta>
</office:document-meta>
</file>